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3eb" officeooo:paragraph-rsid="000ae3eb"/>
    </style:style>
    <style:style style:name="P2" style:family="paragraph" style:parent-style-name="Standard">
      <style:text-properties officeooo:rsid="000c320d" officeooo:paragraph-rsid="000c32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1"/>
      <text:p text:style-name="P1">FROM python:3.10</text:p>
      <text:p text:style-name="P1"/>
      <text:p text:style-name="P1">WORKDIR /app</text:p>
      <text:p text:style-name="P1"/>
      <text:p text:style-name="P1">RUN pip install flask</text:p>
      <text:p text:style-name="P1"/>
      <text:p text:style-name="P1">COPY app.py .</text:p>
      <text:p text:style-name="P1"/>
      <text:p text:style-name="P1">CMD ["python", "app.py"]</text:p>
      <text:p text:style-name="P1"/>
      <text:p text:style-name="P1"/>
      <text:p text:style-name="P1">app.py</text:p>
      <text:p text:style-name="P1"/>
      <text:p text:style-name="P1">print(“Ai model is running”)</text:p>
      <text:p text:style-name="P1"/>
      <text:p text:style-name="P1">requirements.txt</text:p>
      <text:p text:style-name="P1">empty</text:p>
      <text:p text:style-name="P1"/>
      <text:p text:style-name="P1">run</text:p>
      <text:p text:style-name="P1"/>
      <text:p text:style-name="P1">docker build -t foldername .</text:p>
      <text:p text:style-name="P1">Docker ru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docker-compose.yml</text:p>
      <text:p text:style-name="P2"/>
      <text:p text:style-name="P2">version: "3"</text:p>
      <text:p text:style-name="P2"/>
      <text:p text:style-name="P2">services:</text:p>
      <text:p text:style-name="P2"><text:s text:c="2"/>ai:</text:p>
      <text:p text:style-name="P2"><text:s text:c="4"/>build: ./backend</text:p>
      <text:p text:style-name="P2"><text:s text:c="4"/>ports:</text:p>
      <text:p text:style-name="P2"><text:s text:c="6"/>- "5000:5000"</text:p>
      <text:p text:style-name="P2"/>
      <text:p text:style-name="P2"><text:s text:c="2"/>frontend:</text:p>
      <text:p text:style-name="P2"><text:s text:c="4"/>build: ./frontend</text:p>
      <text:p text:style-name="P2"><text:s text:c="4"/>ports:</text:p>
      <text:p text:style-name="P2"><text:s text:c="6"/>- "8080:80"</text:p>
      <text:p text:style-name="P2"/>
      <text:p text:style-name="P2"><text:s text:c="2"/>db:</text:p>
      <text:p text:style-name="P2"><text:s text:c="4"/>image: postgres</text:p>
      <text:p text:style-name="P2"/>
      <text:p text:style-name="P2"/>
      <text:p text:style-name="P2"/>
      <text:p text:style-name="P2"/>
      <text:p text:style-name="P2"/>
      <text:p text:style-name="P2"/>
      <text:p text:style-name="P2">frontend</text:p>
      <text:p text:style-name="P2"/>
      <text:p text:style-name="P2"/>
      <text:p text:style-name="P2"><text:s text:c="4"/></text:p>
      <text:p text:style-name="P2"/>
      <text:p text:style-name="P2">Docker</text:p>
      <text:p text:style-name="P2"/>
      <text:p text:style-name="P2">FROM nginx:alpine</text:p>
      <text:p text:style-name="P2">COPY index.html /usr/share/nginx/html/index.html</text:p>
      <text:p text:style-name="P2"/>
      <text:p text:style-name="P2">index.html</text:p>
      <text:p text:style-name="P2"/>
      <text:p text:style-name="P2">&lt;h2&gt; AI web app&lt;/h2&gt;</text:p>
      <text:p text:style-name="P2">&lt;p&gt; Frontend Running&lt;/p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backend</text:p>
      <text:p text:style-name="P2"/>
      <text:p text:style-name="P2">Docker</text:p>
      <text:p text:style-name="P2"/>
      <text:p text:style-name="P2">FROM python:3.10</text:p>
      <text:p text:style-name="P2">WORKDIR /app</text:p>
      <text:p text:style-name="P2">RUN pip install flask</text:p>
      <text:p text:style-name="P2">COPY app.py .</text:p>
      <text:p text:style-name="P2">CMD ["python", "app.py"]</text:p>
      <text:p text:style-name="P2"/>
      <text:p text:style-name="P2">app.py</text:p>
      <text:p text:style-name="P2">from flask import Flask</text:p>
      <text:p text:style-name="P2"/>
      <text:p text:style-name="P2">app = Flask(__name__)</text:p>
      <text:p text:style-name="P2"/>
      <text:p text:style-name="P2">@app.route("/")</text:p>
      <text:p text:style-name="P2">def home():</text:p>
      <text:p text:style-name="P2"><text:s text:c="4"/>return "AI Model Running"</text:p>
      <text:p text:style-name="P2"/>
      <text:p text:style-name="P2">app.run(host="0.0.0.0", port=5000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5T10:56:06.463880088</meta:creation-date>
    <dc:date>2026-04-15T11:05:02.982188308</dc:date>
    <meta:editing-duration>PT8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48" meta:word-count="97" meta:character-count="739" meta:non-whitespace-character-count="643"/>
  </office:meta>
</office:document-meta>
</file>